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1" style:display-name="TABLE_1" style:family="table">
      <style:table-properties style:width="25.733cm" fo:margin-left="-0.023cm" fo:margin-right="-0.011cm" table:align="margins"/>
    </style:style>
    <style:style style:name="TABLE_5f_1.A" style:display-name="TABLE_1.A" style:family="table-column">
      <style:table-column-properties style:column-width="1.168cm" style:rel-column-width="2975*"/>
    </style:style>
    <style:style style:name="TABLE_5f_1.B" style:display-name="TABLE_1.B" style:family="table-column">
      <style:table-column-properties style:column-width="1.169cm" style:rel-column-width="2979*"/>
    </style:style>
    <style:style style:name="TABLE_5f_1.E" style:display-name="TABLE_1.E" style:family="table-column">
      <style:table-column-properties style:column-width="1.169cm" style:rel-column-width="2980*"/>
    </style:style>
    <style:style style:name="TABLE_5f_1.R" style:display-name="TABLE_1.R" style:family="table-column">
      <style:table-column-properties style:column-width="1.168cm" style:rel-column-width="2976*"/>
    </style:style>
    <style:style style:name="TABLE_5f_1.V" style:display-name="TABLE_1.V" style:family="table-column">
      <style:table-column-properties style:column-width="1.177cm" style:rel-column-width="2997*"/>
    </style:style>
    <style:style style:name="TABLE_5f_1.A1" style:display-name="TABLE_1.A1" style:family="table-cell">
      <style:table-cell-properties fo:padding="0.097cm" fo:border="none"/>
    </style:style>
    <style:style style:name="TABLE_5f_1.A2" style:display-name="TABLE_1.A2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LE_5f_1.A3" style:display-name="TABLE_1.A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c9279"/>
    </style:style>
    <style:style style:name="P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c9279" officeooo:paragraph-rsid="001c927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e8515" officeooo:paragraph-rsid="001e851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ff9ba" officeooo:paragraph-rsid="001ff9b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0e13a" officeooo:paragraph-rsid="0020e13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c9279" officeooo:paragraph-rsid="001c9279"/>
    </style:style>
    <style:style style:name="P11" style:family="paragraph" style:parent-style-name="Table_20_Contents">
      <style:paragraph-properties fo:text-align="center" style:justify-single-word="false"/>
      <style:text-properties officeooo:rsid="001e8515" officeooo:paragraph-rsid="001e8515"/>
    </style:style>
    <style:style style:name="P12" style:family="paragraph" style:parent-style-name="Table_20_Contents">
      <style:paragraph-properties fo:text-align="center" style:justify-single-word="false"/>
      <style:text-properties officeooo:rsid="001ff9ba" officeooo:paragraph-rsid="001ff9ba"/>
    </style:style>
    <style:style style:name="P13" style:family="paragraph" style:parent-style-name="Table_20_Contents">
      <style:paragraph-properties fo:text-align="center" style:justify-single-word="false"/>
      <style:text-properties officeooo:rsid="0020e13a" officeooo:paragraph-rsid="0020e13a"/>
    </style:style>
    <style:style style:name="P14" style:family="paragraph" style:parent-style-name="Table_20_Contents">
      <style:paragraph-properties fo:text-align="center" style:justify-single-word="false"/>
      <style:text-properties officeooo:rsid="00226a92" officeooo:paragraph-rsid="00226a92"/>
    </style:style>
    <style:style style:name="T1" style:family="text">
      <style:text-properties officeooo:rsid="001ae561"/>
    </style:style>
    <style:style style:name="T2" style:family="text">
      <style:text-properties officeooo:rsid="001c9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ITLE]</text:p>
      <text:p text:style-name="P1"/>
      <table:table table:name="TABLE_1" table:style-name="TABLE_5f_1">
        <table:table-column table:style-name="TABLE_5f_1.A"/>
        <table:table-column table:style-name="TABLE_5f_1.B" table:number-columns-repeated="2"/>
        <table:table-column table:style-name="TABLE_5f_1.A"/>
        <table:table-column table:style-name="TABLE_5f_1.E"/>
        <table:table-column table:style-name="TABLE_5f_1.B" table:number-columns-repeated="4"/>
        <table:table-column table:style-name="TABLE_5f_1.A"/>
        <table:table-column table:style-name="TABLE_5f_1.B"/>
        <table:table-column table:style-name="TABLE_5f_1.E"/>
        <table:table-column table:style-name="TABLE_5f_1.B"/>
        <table:table-column table:style-name="TABLE_5f_1.A"/>
        <table:table-column table:style-name="TABLE_5f_1.B" table:number-columns-repeated="3"/>
        <table:table-column table:style-name="TABLE_5f_1.R"/>
        <table:table-column table:style-name="TABLE_5f_1.B"/>
        <table:table-column table:style-name="TABLE_5f_1.A"/>
        <table:table-column table:style-name="TABLE_5f_1.B"/>
        <table:table-column table:style-name="TABLE_5f_1.V"/>
        <table:table-row>
          <table:table-cell table:style-name="TABLE_5f_1.A1" office:value-type="string">
            <text:p text:style-name="P5">Projekt ID</text:p>
          </table:table-cell>
          <table:table-cell table:style-name="TABLE_5f_1.A1" office:value-type="string">
            <text:p text:style-name="P5">Projekt Name</text:p>
          </table:table-cell>
          <table:table-cell table:style-name="TABLE_5f_1.A1" office:value-type="string">
            <text:p text:style-name="P6">ISBN</text:p>
          </table:table-cell>
          <table:table-cell table:style-name="TABLE_5f_1.A1" office:value-type="string">
            <text:p text:style-name="P7">Auflage</text:p>
          </table:table-cell>
          <table:table-cell table:style-name="TABLE_5f_1.A1" office:value-type="string">
            <text:p text:style-name="P7">Final Deadline</text:p>
          </table:table-cell>
          <table:table-cell table:style-name="TABLE_5f_1.A1" office:value-type="string">
            <text:p text:style-name="P7">Bi</text:p>
          </table:table-cell>
          <table:table-cell table:style-name="TABLE_5f_1.A1" office:value-type="string">
            <text:p text:style-name="P7">Druck</text:p>
          </table:table-cell>
          <table:table-cell table:style-name="TABLE_5f_1.A1" office:value-type="string">
            <text:p text:style-name="P7">Prio</text:p>
          </table:table-cell>
          <table:table-cell table:style-name="TABLE_5f_1.A1" office:value-type="string">
            <text:p text:style-name="P7">MsEin</text:p>
          </table:table-cell>
          <table:table-cell table:style-name="TABLE_5f_1.A1" office:value-type="string">
            <text:p text:style-name="P7">Lektor</text:p>
          </table:table-cell>
          <table:table-cell table:style-name="TABLE_5f_1.A1" office:value-type="string">
            <text:p text:style-name="P7">Seiten</text:p>
          </table:table-cell>
          <table:table-cell table:style-name="TABLE_5f_1.A1" office:value-type="string">
            <text:p text:style-name="P7">Format</text:p>
          </table:table-cell>
          <table:table-cell table:style-name="TABLE_5f_1.A1" office:value-type="string">
            <text:p text:style-name="P7">Umschlag</text:p>
          </table:table-cell>
          <table:table-cell table:style-name="TABLE_5f_1.A1" office:value-type="string">
            <text:p text:style-name="P7">Titelei</text:p>
          </table:table-cell>
          <table:table-cell table:style-name="TABLE_5f_1.A1" office:value-type="string">
            <text:p text:style-name="P9">Satz</text:p>
          </table:table-cell>
          <table:table-cell table:style-name="TABLE_5f_1.A1" office:value-type="string">
            <text:p text:style-name="P7">Papier</text:p>
          </table:table-cell>
          <table:table-cell table:style-name="TABLE_5f_1.A1" office:value-type="string">
            <text:p text:style-name="P8">StatusBin</text:p>
          </table:table-cell>
          <table:table-cell table:style-name="TABLE_5f_1.A1" office:value-type="string">
            <text:p text:style-name="P8">StatusDru</text:p>
          </table:table-cell>
          <table:table-cell table:style-name="TABLE_5f_1.A1" office:value-type="string">
            <text:p text:style-name="P8">StatusFin</text:p>
          </table:table-cell>
          <table:table-cell table:style-name="TABLE_5f_1.A1" office:value-type="string">
            <text:p text:style-name="P8">StatusPre</text:p>
          </table:table-cell>
          <table:table-cell table:style-name="TABLE_5f_1.A1" office:value-type="string">
            <text:p text:style-name="P8">StatusTit</text:p>
          </table:table-cell>
          <table:table-cell table:style-name="TABLE_5f_1.A1" office:value-type="string">
            <text:p text:style-name="P8">StatusUms</text:p>
          </table:table-cell>
        </table:table-row>
        <table:table-row>
          <table:table-cell table:style-name="TABLE_5f_1.A2" office:value-type="string">
            <text:p text:style-name="P3">[ID]</text:p>
          </table:table-cell>
          <table:table-cell table:style-name="TABLE_5f_1.A2" office:value-type="string">
            <text:p text:style-name="P14">[PNAME]</text:p>
          </table:table-cell>
          <table:table-cell table:style-name="TABLE_5f_1.A2" office:value-type="string">
            <text:p text:style-name="P10">[ISBN]</text:p>
          </table:table-cell>
          <table:table-cell table:style-name="TABLE_5f_1.A2" office:value-type="string">
            <text:p text:style-name="P11">[AUFLAGE]</text:p>
          </table:table-cell>
          <table:table-cell table:style-name="TABLE_5f_1.A2" office:value-type="string">
            <text:p text:style-name="P11">[SOLLF]</text:p>
          </table:table-cell>
          <table:table-cell table:style-name="TABLE_5f_1.A2" office:value-type="string">
            <text:p text:style-name="P11">[BI]</text:p>
          </table:table-cell>
          <table:table-cell table:style-name="TABLE_5f_1.A2" office:value-type="string">
            <text:p text:style-name="P11">[DRUCK]</text:p>
          </table:table-cell>
          <table:table-cell table:style-name="TABLE_5f_1.A2" office:value-type="string">
            <text:p text:style-name="P11">[PRIO]</text:p>
          </table:table-cell>
          <table:table-cell table:style-name="TABLE_5f_1.A2" office:value-type="string">
            <text:p text:style-name="P11">[MSEIN]</text:p>
          </table:table-cell>
          <table:table-cell table:style-name="TABLE_5f_1.A2" office:value-type="string">
            <text:p text:style-name="P11">[LEK]</text:p>
          </table:table-cell>
          <table:table-cell table:style-name="TABLE_5f_1.A2" office:value-type="string">
            <text:p text:style-name="P11">[SEITEN]</text:p>
          </table:table-cell>
          <table:table-cell table:style-name="TABLE_5f_1.A2" office:value-type="string">
            <text:p text:style-name="P11">[FORMAT]</text:p>
          </table:table-cell>
          <table:table-cell table:style-name="TABLE_5f_1.A2" office:value-type="string">
            <text:p text:style-name="P11">[UMSCHLAG]</text:p>
          </table:table-cell>
          <table:table-cell table:style-name="TABLE_5f_1.A2" office:value-type="string">
            <text:p text:style-name="P11">[TITELEI]</text:p>
          </table:table-cell>
          <table:table-cell table:style-name="TABLE_5f_1.A2" office:value-type="string">
            <text:p text:style-name="P13">[SATZ]</text:p>
          </table:table-cell>
          <table:table-cell table:style-name="TABLE_5f_1.A2" office:value-type="string">
            <text:p text:style-name="P11">[PAPIER]</text:p>
          </table:table-cell>
          <table:table-cell table:style-name="TABLE_5f_1.A2" office:value-type="string">
            <text:p text:style-name="P12">[S_BINDEREI]</text:p>
          </table:table-cell>
          <table:table-cell table:style-name="TABLE_5f_1.A2" office:value-type="string">
            <text:p text:style-name="P12">[S_DRUCK]</text:p>
          </table:table-cell>
          <table:table-cell table:style-name="TABLE_5f_1.A2" office:value-type="string">
            <text:p text:style-name="P12">[S_FINAL]</text:p>
          </table:table-cell>
          <table:table-cell table:style-name="TABLE_5f_1.A2" office:value-type="string">
            <text:p text:style-name="P12">[S_PREPS]</text:p>
          </table:table-cell>
          <table:table-cell table:style-name="TABLE_5f_1.A2" office:value-type="string">
            <text:p text:style-name="P12">[S_TITELEI]</text:p>
          </table:table-cell>
          <table:table-cell table:style-name="TABLE_5f_1.A2" office:value-type="string">
            <text:p text:style-name="P12">[S_UMSCHLAG]</text:p>
          </table:table-cell>
        </table:table-row>
        <table:table-row>
          <table:table-cell table:style-name="TABLE_5f_1.A3" office:value-type="string">
            <text:p text:style-name="P3">[ID]</text:p>
          </table:table-cell>
          <table:table-cell table:style-name="TABLE_5f_1.A3" office:value-type="string">
            <text:p text:style-name="P14">[PNAME]</text:p>
          </table:table-cell>
          <table:table-cell table:style-name="TABLE_5f_1.A3" office:value-type="string">
            <text:p text:style-name="P4"><text:s/><text:span text:style-name="T2">[ISBN]</text:span></text:p>
          </table:table-cell>
          <table:table-cell table:style-name="TABLE_5f_1.A3" office:value-type="string">
            <text:p text:style-name="P11">[AUFLAGE]</text:p>
          </table:table-cell>
          <table:table-cell table:style-name="TABLE_5f_1.A3" office:value-type="string">
            <text:p text:style-name="P11">[SOLLF]</text:p>
          </table:table-cell>
          <table:table-cell table:style-name="TABLE_5f_1.A3" office:value-type="string">
            <text:p text:style-name="P11">[BI]</text:p>
          </table:table-cell>
          <table:table-cell table:style-name="TABLE_5f_1.A3" office:value-type="string">
            <text:p text:style-name="P11">[DRUCK]</text:p>
          </table:table-cell>
          <table:table-cell table:style-name="TABLE_5f_1.A3" office:value-type="string">
            <text:p text:style-name="P11">[PRIO]</text:p>
          </table:table-cell>
          <table:table-cell table:style-name="TABLE_5f_1.A3" office:value-type="string">
            <text:p text:style-name="P11">[MSEIN]</text:p>
          </table:table-cell>
          <table:table-cell table:style-name="TABLE_5f_1.A3" office:value-type="string">
            <text:p text:style-name="P11">[LEK]</text:p>
          </table:table-cell>
          <table:table-cell table:style-name="TABLE_5f_1.A3" office:value-type="string">
            <text:p text:style-name="P11">[SEITEN]</text:p>
          </table:table-cell>
          <table:table-cell table:style-name="TABLE_5f_1.A3" office:value-type="string">
            <text:p text:style-name="P11">[FORMAT]</text:p>
          </table:table-cell>
          <table:table-cell table:style-name="TABLE_5f_1.A3" office:value-type="string">
            <text:p text:style-name="P11">[UMSCHLAG]</text:p>
          </table:table-cell>
          <table:table-cell table:style-name="TABLE_5f_1.A3" office:value-type="string">
            <text:p text:style-name="P11">[TITELEI]</text:p>
          </table:table-cell>
          <table:table-cell table:style-name="TABLE_5f_1.A3" office:value-type="string">
            <text:p text:style-name="P13">[SATZ]</text:p>
          </table:table-cell>
          <table:table-cell table:style-name="TABLE_5f_1.A3" office:value-type="string">
            <text:p text:style-name="P11">[PAPIER]</text:p>
          </table:table-cell>
          <table:table-cell table:style-name="TABLE_5f_1.A3" office:value-type="string">
            <text:p text:style-name="P12">[S_BINDEREI]</text:p>
          </table:table-cell>
          <table:table-cell table:style-name="TABLE_5f_1.A3" office:value-type="string">
            <text:p text:style-name="P12">[S_DRUCK]</text:p>
          </table:table-cell>
          <table:table-cell table:style-name="TABLE_5f_1.A3" office:value-type="string">
            <text:p text:style-name="P12">[S_FINAL]</text:p>
          </table:table-cell>
          <table:table-cell table:style-name="TABLE_5f_1.A3" office:value-type="string">
            <text:p text:style-name="P12">[S_PREPS]</text:p>
          </table:table-cell>
          <table:table-cell table:style-name="TABLE_5f_1.A3" office:value-type="string">
            <text:p text:style-name="P12">[S_TITELEI]</text:p>
          </table:table-cell>
          <table:table-cell table:style-name="TABLE_5f_1.A3" office:value-type="string">
            <text:p text:style-name="P12">[S_UMSCHLAG]</text:p>
          </table:table-cell>
        </table:table-row>
      </table:table>
      <text:p text:style-name="P1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LIT Verlag Münster<text:tab/>[USER]<text:tab/>Ausdruck erstellt am: [DAT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9:11:37</meta:creation-date>
    <dc:date>2016-04-19T10:03:25.200724934</dc:date>
    <meta:editing-duration>PT1H29M48S</meta:editing-duration>
    <meta:editing-cycles>20</meta:editing-cycles>
    <meta:generator>LibreOffice/4.4.6.3$Linux_X86_64 LibreOffice_project/40m0$Build-3</meta:generator>
    <meta:document-statistic meta:table-count="1" meta:image-count="0" meta:object-count="0" meta:page-count="1" meta:paragraph-count="69" meta:word-count="78" meta:character-count="569" meta:non-whitespace-character-count="557"/>
  </office:meta>
</office:document-meta>
</file>